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officeooo:rsid="000c04a0" officeooo:paragraph-rsid="000c04a0"/>
    </style:style>
    <style:style style:name="T1" style:family="text">
      <style:text-properties officeooo:rsid="000dc5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U. Menye</text:p>
      <text:p text:style-name="P1">CISC 3160</text:p>
      <text:p text:style-name="P1">Lab #3 Reflection</text:p>
      <text:p text:style-name="P1"/>
      <text:p text:style-name="P1"><text:tab/>This lab was definitely an interesting experience for me. I went with a C++ approach because that is the language I am most familiar with. <text:s/>In a way, I know that is a weakness of mine, I always want to stick with what is familiar even if it is not the most efficient. Because this lab required at least to programming languages, I was forced to go out of my comfort zone and learn a relatively unfamiliar language in Python. One thing that definitely left an impression on me is the significant difference in the amount of lines of code between the two languages. If you had told me that python and c++ were built on the same programming paradigm I would never believe it! I noticed that python is significantly simpler in its construction which has its advantages and disadvantages. For one I kind of felt like I had less control over what was happening in the code. C++ requires so much explicit declaration and manual memory management that, in exchange for its verbosity, instills good programming habits into me. I was wondering where all the variable data type definitions and semicolons were. Even the definition of an array was strange to me in python, imagine an array that supports different data types! <text:span text:style-name="T1">This was a fun experience overall that prepped me for only a fraction of the challenges that I would face in a long career of computer sc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22:47:51.612445176</meta:creation-date>
    <dc:date>2020-10-05T22:57:36.183886605</dc:date>
    <meta:editing-duration>PT9M45S</meta:editing-duration>
    <meta:editing-cycles>2</meta:editing-cycles>
    <meta:generator>LibreOffice/6.0.7.3$Linux_X86_64 LibreOffice_project/00m0$Build-3</meta:generator>
    <meta:document-statistic meta:table-count="0" meta:image-count="0" meta:object-count="0" meta:page-count="1" meta:paragraph-count="4" meta:word-count="249" meta:character-count="1398" meta:non-whitespace-character-count="1151"/>
  </office:meta>
</office:document-meta>
</file>